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font-name="Times New Roman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font-name="Times New Roman1"/>
    </style:style>
    <style:style style:name="T8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velation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3<text:span text:style-name="T2">d</text:span><text:span text:style-name="T3"> lecture on Revelation./</text:span></text:p>
      <text:p text:style-name="P3"><text:span text:style-name="T3"/></text:p>
      <text:p text:style-name="P3"><text:span text:style-name="T3">[Page 1]</text:span></text:p>
      <text:p text:style-name="P3"><text:span text:style-name="T3">Brethren./</text:span></text:p>
      <text:p text:style-name="P3"><text:span text:style-name="T3"><text:tab/>Ideas cannot spread abroad miraculously. <text:s/>A single/ individual, gifted with keen understanding and a philanthropic/ heart, may find out an invaluable truth. <text:s/>Deeming it pro-/-motive of social progress, he may feel eager to propagate/ it. <text:s/>But to accomplish his object he must </text:span><text:span text:style-name="T4">needs</text:span><text:span text:style-name="T6"> unavoidably employ/ human agencies, else the verity he discovered will remain/ an abstraction, of no practical utility./</text:span></text:p>
      <text:p text:style-name="P3"><text:span text:style-name="T6">Now: I will not be charged with heresy, when I assert that/ Providence acts in the same principle, for our continued exist-/-ence, as a distinct people, proves me indisputably correct./ <text:s/>Israel is God's devised medium, as revealed </text:span><text:span text:style-name="T4">in the visions</text:span><text:span text:style-name="T6"> to the soul of/ </text:span><text:span text:style-name="T4">vouchsafed to</text:span><text:span text:style-name="T6"> the great believer--Abraham in the visions vouchsafed unto him; and as foreshadowed,/ in the never consuming bush, to the mind of the heaven-soaring/ thinker--Moses. <text:s/>"My first-born son is Israel," was the/ message sent to the King of Egypt. <text:s/>The Father of all beings/ </text:span><text:span text:style-name="T4">has taken</text:span><text:span text:style-name="T6"> took under his immediate tuition the oldest child </text:span><text:span text:style-name="T4">first,</text:span><text:span text:style-name="T6"> in the/ household so that from him the younger branches of that </text:span><text:span text:style-name="T4">same household</text:span><text:span text:style-name="T6"> identical family/ might learn the rules of life. <text:s/>The teaching began early </text:span><text:span text:style-name="T4">with a prepared</text:span><text:span text:style-name="T6">/ </text:span><text:span text:style-name="T4">and [?]. <text:s/>It</text:span><text:span text:style-name="T6"> but </text:span><text:span text:style-name="T4">and</text:span><text:span text:style-name="T6"> proceeded slowly, almost imperceptibly in every instance; yet, each </text:span><text:span text:style-name="T4">but every lesson</text:span><text:span text:style-name="T6"> stage in the historical develop-/-ment of the first born son of God, imparted a lesson of universal advantage./</text:span></text:p>
      <text:p text:style-name="P3"><text:span text:style-name="T6"/></text:p>
      <text:p text:style-name="P3"><text:soft-page-break/><text:span text:style-name="T6">[Page 2]</text:span></text:p>
      <text:p text:style-name="P3"><text:span text:style-name="T6">A hard <text:s/>bondage and a glorious redemption, in territorial/ conquest, and a sore captivity, a </text:span><text:span text:style-name="T4">partial</text:span><text:span text:style-name="T6"> limited restoration and a/ wide-spread exile, dire sufferings and a phenomenal survival;/ all these </text:span><text:span text:style-name="T4">pase</text:span><text:span text:style-name="T6"> phases in the annals of </text:span><text:span text:style-name="T4">a</text:span><text:span text:style-name="T6"> our nation may be termed the interweaving of so many threads which/ will finally produce a texture, as beautifully designed by the Master-Mind./ <text:s/>Let me be plain. <text:s/></text:span><text:span text:style-name="T4">The destiny of Israel concerns mankind,</text:span><text:span text:style-name="T6"> Mankind is concerned in the destiny of Israel,/ because </text:span><text:span text:style-name="T4">Israel and mankind are knit together--for a high purpose--by</text:span><text:span text:style-name="T6"> the hand of/ One Omnipotent Father </text:span><text:span text:style-name="T4">There does not exist a break, holding</text:span><text:span text:style-name="T6"> has bound Israel to mankind, for a high/ </text:span><text:span text:style-name="T4">apart the instructors from the instructed.</text:span><text:span text:style-name="T6"> purpose./</text:span></text:p>
      <text:p text:style-name="P3"><text:span text:style-name="T6">I must emphasize this idea which </text:span><text:span text:style-name="T4">to me, as the pivot round</text:span><text:span text:style-name="T6"> I look upon as the sole cause/ </text:span><text:span text:style-name="T4">which Judaism hinges</text:span><text:span text:style-name="T6"> for the origin, and indestructible </text:span><text:span text:style-name="T4">existence</text:span><text:span text:style-name="T6"> maintenance of my people. <text:s/>Israel is the </text:span><text:span text:style-name="T4">people</text:span><text:span text:style-name="T6"> chosen of God, but/ not the favorite of a partial Deity. <text:s/>His God is a shield/ of protection to the appointed messengers of a Divine will, but He is not a/ tribal God. <text:s/>At no price, not even to raise a band of/ sworn defenders </text:span><text:span text:style-name="T4">of</text:span><text:span text:style-name="T6"> to orthodoxy, would I </text:span><text:span text:style-name="T4">instill</text:span><text:span text:style-name="T6"> encourage a sentiment/ which may estrange our youths from the rest of the human/ race, which may cramp their views, and </text:span><text:span text:style-name="T4">warp</text:span><text:span text:style-name="T6"> check their gene-/-rous instincts. <text:s/>No: I say it, and every fibre of my </text:span><text:span text:style-name="T4">being heart</text:span><text:span text:style-name="T6"> being/ re-echoes the words: Israel </text:span><text:span text:style-name="T4">is</text:span><text:span text:style-name="T6"> has a special title</text:span><text:span text:style-name="T4">, has a has a title to a [?]</text:span><text:span text:style-name="T6"> to a deathless life as the </text:span><text:span text:style-name="T4">servant</text:span><text:span text:style-name="T6"> ministering priest of humanity; </text:span><text:span text:style-name="T4">and has</text:span><text:span text:style-name="T6"> whose/ God is "the God of the spirit of all flesh." <text:s/>Supremely important/ it is that this idea strike deep root into the hearts of my young/ coreligionists. <text:s/>Their remaining believers depends on it./</text:span></text:p>
      <text:p text:style-name="P3"><text:span text:style-name="T6"/></text:p>
      <text:p text:style-name="P3"><text:span text:style-name="T6">[Page 3]</text:span></text:p>
      <text:p text:style-name="P3"><text:span text:style-name="T6">For if the </text:span><text:span text:style-name="T4">accusation f execrable</text:span><text:span text:style-name="T6"> mendacious charge of prejudiced men </text:span><text:span text:style-name="T4">be true that the</text:span><text:span text:style-name="T6"> receives </text:span><text:span text:style-name="T4">finds</text:span><text:span text:style-name="T6"> credence among the ri-/-sing generation of our children; if they are poisoned by the thought that the Jew, to continue a Jew, must be a fungus in the social body,/ an alien everywhere; </text:span><text:span text:style-name="T4">with no</text:span><text:span text:style-name="T6"> that he must disown any community of </text:span><text:span text:style-name="T4">interests</text:span><text:span text:style-name="T6"> feelings and/ interests </text:span><text:span text:style-name="T4">binding him to</text:span><text:span text:style-name="T6"> with the bulk of the population among/ whom he lives; or if some </text:span><text:span text:style-name="T4">Rabbinical</text:span><text:span text:style-name="T6"> Talmudical utterances extorted by bitter/ persecutions be </text:span><text:span text:style-name="T4">correct, and, accordingly,</text:span><text:span text:style-name="T6"> accepted authoritatively, and our children become impressed with the notion that a Jew must shun the/ world at large as pollution, and prefer a state of isolation, then </text:span><text:span text:style-name="T4">the children</text:span><text:span text:style-name="T6">/ </text:span><text:span text:style-name="T4">of Hebrews in this generation will grow either infidels or bigots.</text:span><text:span text:style-name="T6"> not intelligent believers but </text:span><text:span text:style-name="T4">infidels or bigots</text:span><text:span text:style-name="T6"> scoffing infidels or insufferable bigots will/ </text:span><text:span text:style-name="T4">misrepresent</text:span><text:span text:style-name="T6"> grow in our midst to dishonor their faith and their ancestry./ <text:s/>To avert either evil, </text:span><text:span text:style-name="T4">they</text:span><text:span text:style-name="T6"> our sons and daughters should be made to weigh well the/ imparting of Revelation. <text:s/>They will learn with a positive-/-ness which </text:span><text:span text:style-name="T4">leaves no room for doubts</text:span><text:span text:style-name="T6"> chases away </text:span><text:span text:style-name="T4">casts away out</text:span><text:span text:style-name="T6"> all misgivings and suspicions, that the Lord of the/ patriarchs is the </text:span><text:span text:style-name="T4">beneficent Creator</text:span><text:span text:style-name="T6"> beneficent Maker of </text:span><text:span text:style-name="T4">heaven and earth</text:span><text:span text:style-name="T6"> all nations [Hebrew] the author of heaven &amp; earth; He who has no regard/ for class or caste, but who rewards righteousness and justice/ </text:span><text:span text:style-name="T4">in all sentient creatures</text:span><text:span text:style-name="T6"> wherever found./</text:span></text:p>
      <text:p text:style-name="P3"><text:span text:style-name="T6">Our prophets did us a language apt, at first sight, to mislead,/ capable of giving a color to the erroneous </text:span><text:span text:style-name="T4">notion</text:span><text:span text:style-name="T6"> opinion of a racial/ God, but let it be remembered that they spoke in a world/ altogether polytheistic. <text:s/>Thus when Pharaoh claimed/ ignorance of the Eternal Lord, the Adona</text:span><text:span text:style-name="T7">ï</text:span><text:span text:style-name="T8"> in whose name/ he was asked to allow his slaves an intermission of three days from their labor,/ Moses said that "the God of the Hebrews" demanded it./</text:span></text:p>
      <text:p text:style-name="P3"><text:span text:style-name="T8"/></text:p>
      <text:p text:style-name="P3"><text:span text:style-name="T8">[Page 4]</text:span></text:p>
      <text:p text:style-name="P3"><text:span text:style-name="T8">That expression he repeated throughout </text:span><text:span text:style-name="T5">his</text:span><text:span text:style-name="T8"> the warnings, which/ foretold</text:span><text:span text:style-name="T5">ing</text:span><text:span text:style-name="T8"> the coming chastisements; yet those [?] Hebrews,/ accustomed to a popular phraseology, which seems to admit/ a plurality of gods, knew form ancestral traditions that the/ adorable Lord is the Absolute One, all-sustaining and all-/loving./</text:span></text:p>
      <text:p text:style-name="P3"><text:span text:style-name="T8">Reflect an instance on the announcement of Israel's selection,/ before </text:span><text:span text:style-name="T5">that</text:span><text:span text:style-name="T8"> a voluntary acceptance of the Decalogue </text:span><text:span text:style-name="T5">openly invested</text:span><text:span text:style-name="T8"> clothed the pro-/-geny of </text:span><text:span text:style-name="T5">Abraham</text:span><text:span text:style-name="T8"> the faithful with a spiritual </text:span><text:span text:style-name="T5">mission</text:span><text:span text:style-name="T8"> </text:span><text:soft-page-break/><text:span text:style-name="T8">power. <text:s/>"Now, if you/ will </text:span><text:span text:style-name="T5">indeed hearken to</text:span><text:span text:style-name="T8"> obey my voice indeed, and keep my covenant,/ you shall be a peculiar treasure to me from among all peoples,/ for all the earth is mine. <text:s/>You shall be to me a kingdom of priests/ and a holy nation." <text:s/>Here the relation between God and humanity,/ and the position of Israel towards mankind are clearly defined./ <text:s/>The world and </text:span><text:span text:style-name="T5">its inhabitants</text:span><text:span text:style-name="T8"> the dwellers therein are dear to the Almighty, but/ He set apart as a medium of divine instruction, such </text:span><text:span text:style-name="T5">as were</text:span><text:span text:style-name="T8"> among the inhabitants as were then willing/ and </text:span><text:span text:style-name="T5">capable of</text:span><text:span text:style-name="T8"> fitted to carry</text:span><text:span text:style-name="T5">ing</text:span><text:span text:style-name="T8"> out and perpetrating the law. <text:s/>and what was this in very/ truth, but the embodiment of the principles which the Parent/ of good had originally implanted into the human breast,/ for human happiness but which the fumes of the passions stifled?/ <text:s/>Righteousness and justice, the twin regenerating virtues, which the life of/ Abraham was to mirror forth, and which Moses understood in their/ perfection, received a heavenly sanction, in a </text:span><text:span text:style-name="T5">manner</text:span><text:span text:style-name="T8"> manifestation terrifically grand./</text:span></text:p>
      <text:p text:style-name="P3"><text:span text:style-name="T8"/></text:p>
      <text:p text:style-name="P3"><text:span text:style-name="T8">[Page 5]</text:span></text:p>
      <text:p text:style-name="P3"><text:span text:style-name="T8">No unfathomable dogmas </text:span><text:span text:style-name="T5">was</text:span><text:span text:style-name="T8"> were imparted, but rules for guidance here below, conducive/ to the </text:span><text:span text:style-name="T5">wef</text:span><text:span text:style-name="T8"> welfare of nations and individuals. <text:s/>I have/ shown, in a former lecture, why and how idolatry </text:span><text:span text:style-name="T5">was</text:span><text:span text:style-name="T8"> is destructive/ of man's felicity. <text:s/>You comprehend then the reason that the Decalogue/ inserts upon the rejection of polytheism. <text:s/></text:span><text:span text:style-name="T5">Well</text:span><text:span text:style-name="T8"> Now: the recognition/ of One Sovereign </text:span><text:span text:style-name="T5">God</text:span><text:span text:style-name="T8"> King, implies the duty of showing Him alone/ reverence, of guarding against a light treatment of His </text:span><text:span text:style-name="T5">majestic</text:span><text:span text:style-name="T8"> august/ name, not to endanger the social order. <text:s/>The acknowledgment/ of One universal Creator, brings with it the obligation of giving all/ creatures who labor for or with us a time for rest and relaxation. <text:s/>I shall not make any/ reference to the six commandments which follow the ordinance of/ the Sabbath. <text:s/>Their essentialness[sic!] to the stability of families and/ peoples is obvious to all who have a </text:span><text:span text:style-name="T5">reflecting</text:span><text:span text:style-name="T8"> thinking mind. <text:s/>But I/ will say </text:span><text:span text:style-name="T5">again</text:span><text:span text:style-name="T8"> more plainly what my study of the important subject in which we/ are engaged has disclosed to me. <text:s/>The Decalogue was not </text:span><text:span text:style-name="T5">in</text:span><text:span text:style-name="T8"> the </text:span><text:span text:style-name="T5">declaration</text:span><text:span text:style-name="T8"> promulgation of/ new religion never known, nor </text:span><text:span text:style-name="T5">practised</text:span><text:span text:style-name="T8"> observed. <text:s/>No: it </text:span><text:span text:style-name="T5">It</text:span><text:span text:style-name="T8"> presented a sublime codification of laws severally/ practised by the virtuous among men previous to the days of Moses,/ </text:span><text:span text:style-name="T5">but</text:span><text:span text:style-name="T8"> and in a manner </text:span><text:span text:style-name="T5">most splendid</text:span><text:span text:style-name="T8"> the nearest to completion and most admirable by Joseph the son of/ Jacob. <text:s/>The author of that codification is Almighty God, and the/ recipient </text:span><text:span text:style-name="T5">is priestly</text:span><text:span text:style-name="T8"> sacerdotal Israel. <text:s/>But the gift was a trust, and so/ it has, measurably, proved, since a considerable portion of the dwellers/ of the earth has eagerly sought its possession, and treasured </text:span><text:span text:style-name="T5">it partly at least</text:span><text:span text:style-name="T8"> it up./</text:span></text:p>
      <text:p text:style-name="P3"><text:span text:style-name="T8"/></text:p>
      <text:p text:style-name="P3"><text:span text:style-name="T8">[Page 6]<text:line-break/>The sanctification of the </text:span><text:span text:style-name="T5">seventh day of the week</text:span><text:span text:style-name="T8"> Sabbath would/ appear an exception; for, the Decalogue simply confirmed what/ the </text:span><text:span text:style-name="T5">miracle</text:span><text:span text:style-name="T8"> descent of the manna had </text:span><text:span text:style-name="T5">specially</text:span><text:span text:style-name="T8"> particularly enjoined upon/ the Hebrews. <text:s/>But though the observance of the seventh day may be exclusively </text:span><text:span text:style-name="T5">be</text:span><text:span text:style-name="T8"> Jewish,/ the humanitarian principle </text:span><text:span text:style-name="T5">it</text:span><text:span text:style-name="T8"> which the institution involves, is all-comprehensive/ in its application. <text:s/></text:span><text:span text:style-name="T7">¶</text:span><text:span text:style-name="T8">Now I imagine I have </text:span><text:span text:style-name="T5">explained have</text:span><text:span text:style-name="T8"> clearly </text:span><text:span text:style-name="T5">demonstrated</text:span><text:span text:style-name="T8"> set forth the necessity for/ a revelation, and the object to be accomplished by its chosen pro-/-pagators. <text:s/>Still, I have cause to </text:span><text:span text:style-name="T5">think</text:span><text:span text:style-name="T8"> believe that </text:span><text:span text:style-name="T5">the</text:span><text:span text:style-name="T8"> my intel-/-ligent hearers who have so far followed the </text:span><text:span text:style-name="T5">thread</text:span><text:span text:style-name="T8"> train of my/ thoughts, demur at one of the agencies of revelation, that/ is, the performance of miracles. <text:s/></text:span><text:span text:style-name="T5">Specially are</text:span><text:span text:style-name="T8"> Notably does their judgment</text:span><text:span text:style-name="T5">s</text:span><text:span text:style-name="T8">/ </text:span><text:span text:style-name="T5">in suspense in</text:span><text:span text:style-name="T8"> waver regarding the superhuman voice that spoke/ from the top of Sinai. <text:s/>And I, </text:span><text:span text:style-name="T5">fearing myself</text:span><text:span text:style-name="T8"> distrusting my own self; dreading/ unintentional utterances of impiety would prefer silence./ <text:s/>Yet I dare not </text:span><text:span text:style-name="T5">follow</text:span><text:span text:style-name="T8"> please my inclination when a great issue/ is at stake--Our youths' favorable or unfavorable impression/ of the religion in which they were born which will have a bearing upon their </text:span><text:span text:style-name="T5">future</text:span><text:span text:style-name="T8"> conduct through life. <text:s/>Well: Ju-/-daism does not depend upon miracles. <text:s/>The teachings it/ communicates are </text:span><text:span text:style-name="T5">not</text:span><text:span text:style-name="T8"> worthy of our obedience </text:span><text:span text:style-name="T5">because</text:span><text:span text:style-name="T8"> not for their being con-/-nected with </text:span><text:span text:style-name="T5">events</text:span><text:span text:style-name="T8"> occurrences which we cannot naturally explain, but be-/-cause they are inherently sublime, </text:span><text:span text:style-name="T5">and</text:span><text:span text:style-name="T8"> as seen by the light/ of reason and experience./</text:span></text:p>
      <text:p text:style-name="P3"><text:span text:style-name="T8"/></text:p>
      <text:p text:style-name="P3"><text:soft-page-break/><text:span text:style-name="T8">[Page 7]</text:span></text:p>
      <text:p text:style-name="P3"><text:span text:style-name="T8"><text:tab/>Still, </text:span><text:span text:style-name="T5">Judaism</text:span><text:span text:style-name="T8"> Jewish books relate</text:span><text:span text:style-name="T5">s</text:span><text:span text:style-name="T8"> wonders which effected great/ or beneficial ends. <text:s/>Were the laws of nature then suspended/ for a time? <text:s/>If so: </text:span><text:span text:style-name="T5">would</text:span><text:span text:style-name="T8"> might not the disruption or derangement/ of the whole structure of the universe follow? <text:s/></text:span><text:span text:style-name="T5">So</text:span><text:span text:style-name="T8"> Thus we ask ourselves, because/ we, unavoidably, </text:span><text:span text:style-name="T5">base</text:span><text:span text:style-name="T8"> form our criterions from seeming analogues. </text:span><text:span text:style-name="T5">which are</text:span><text:span text:style-name="T8">/ </text:span><text:span text:style-name="T5">not analogies.</text:span><text:span text:style-name="T8"> <text:s/>We compare the work of finite beings with/ the work of infinite wisdom, and draw our imperfect inferences. <text:s/>For/ </text:span><text:span text:style-name="T5">instance</text:span><text:span text:style-name="T8"> example. <text:s/>We know that if a machine made for a certain/ purpose is tampered with in any of its parts, the entire motion/ will be hindered; bu this happens because the mechanic/ can only act according to the laws of nature, and </text:span><text:span text:style-name="T5">of each</text:span><text:span text:style-name="T8"> the properties/ of the different materials </text:span><text:span text:style-name="T5">of which he makes use,</text:span><text:span text:style-name="T8"> at his command, but God, who/ is the author of nature, and of each of its laws; of all substances/ and their properties; God who has built up worlds not through/ means already prepared by by his own absolute volition, can produce a/ miracle, without sensibly affecting the whole structure, </text:span><text:span text:style-name="T5">and</text:span><text:span text:style-name="T8"> nor the/ laws </text:span><text:span text:style-name="T5">of</text:span><text:span text:style-name="T8"> which generally </text:span><text:span text:style-name="T5">guide</text:span><text:span text:style-name="T8"> govern it. <text:s/>In a word, He can do/ what we consider physically impossible, as we would/ </text:span><text:span text:style-name="T5">likewise</text:span><text:span text:style-name="T8"> consider likewise impossible many a phenomenon of magnetism/ and </text:span><text:span text:style-name="T5">elecrt elecrti</text:span><text:span text:style-name="T8"> electricity, but at which </text:span><text:span text:style-name="T5">w</text:span><text:span text:style-name="T8"> we have ceased </text:span><text:span text:style-name="T5">wondering stand against</text:span><text:span text:style-name="T8"> to be struck with/ amazement, because our </text:span><text:span text:style-name="T5">ey</text:span><text:span text:style-name="T8"> senses have become accustomed to/ it. <text:s/>Thus little I have ventured to say, on general terms./</text:span></text:p>
      <text:p text:style-name="P3"><text:span text:style-name="T8"/></text:p>
      <text:p text:style-name="P3"><text:span text:style-name="T8">[Page 8]</text:span></text:p>
      <text:p text:style-name="P3"><text:span text:style-name="T8">Referring, however, to the audible utterances of the/ Deity on the summit of Horeb, I will reproduce the thought/ of our </text:span><text:span text:style-name="T5">believing</text:span><text:span text:style-name="T8"> whole-souled philosopher and poet, Judah Hallevi./ <text:s/></text:span><text:span text:style-name="T5">For</text:span><text:span text:style-name="T8"> Far be it that our religion should admit what reason/ rejects as false. <text:s/>The very opening of the Decalogue aims/ to repel the idea of a God with bodily organs, but He who/ created the air may have caused certain vibrations to pass/ through it, and strike the ears of the listeners, </text:span><text:span text:style-name="T5">and make</text:span><text:span text:style-name="T8"> that they might/ hear </text:span><text:span text:style-name="T5">distantly</text:span><text:span text:style-name="T8"> what He desired them to learn. <text:s/>Urge me/ no further, my intelligent youths; but halt and ponder on the </text:span><text:span text:style-name="T5">ema-</text:span><text:span text:style-name="T8"> mani-/</text:span><text:span text:style-name="T5">-nation</text:span><text:span text:style-name="T8"> -festation of the Omnipotent Spirit. <text:s/>Read in the history of the/ human race, in whose development you have singularly/ participated, read the results of the revelation of the Everlast-/ing Adona</text:span><text:span text:style-name="T7">ï</text:span><text:span text:style-name="T8"> to your fathers, and you will issue from your con-/-templation nobler, higher, stronger in faith, more thank-/-ful for your origin; more hopeful of the future./</text:span></text:p>
      <text:p text:style-name="P3"><text:span text:style-name="T8">(The subject of my next lecture will be the Pentateuch and/ its authenticity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2:01:55.58</meta:creation-date>
    <dc:date>2013-02-11T14:14:21.46</dc:date>
    <meta:editing-duration>PT1H51M3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3" meta:word-count="2240" meta:character-count="13825"/>
  </office:meta>
</office:document-meta>
</file>